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cb78" officeooo:paragraph-rsid="000acb78"/>
    </style:style>
    <style:style style:name="P2" style:family="paragraph" style:parent-style-name="Standard">
      <style:text-properties officeooo:rsid="000c0f78" officeooo:paragraph-rsid="000c0f78"/>
    </style:style>
    <style:style style:name="P3" style:family="paragraph" style:parent-style-name="Standard">
      <style:text-properties officeooo:rsid="000c0f78" officeooo:paragraph-rsid="000d35dd"/>
    </style:style>
    <style:style style:name="P4" style:family="paragraph" style:parent-style-name="Standard">
      <style:text-properties officeooo:rsid="000c0f78" officeooo:paragraph-rsid="0012a4c8"/>
    </style:style>
    <style:style style:name="P5" style:family="paragraph" style:parent-style-name="Standard">
      <style:text-properties officeooo:rsid="000d35dd" officeooo:paragraph-rsid="000d35dd"/>
    </style:style>
    <style:style style:name="P6" style:family="paragraph" style:parent-style-name="Standard">
      <style:text-properties officeooo:rsid="000d35dd" officeooo:paragraph-rsid="0012a4c8"/>
    </style:style>
    <style:style style:name="P7" style:family="paragraph" style:parent-style-name="Standard">
      <style:text-properties officeooo:paragraph-rsid="000d35dd"/>
    </style:style>
    <style:style style:name="P8" style:family="paragraph" style:parent-style-name="Standard">
      <style:text-properties officeooo:rsid="000f098c" officeooo:paragraph-rsid="0012a4c8"/>
    </style:style>
    <style:style style:name="P9" style:family="paragraph" style:parent-style-name="Standard">
      <style:text-properties officeooo:rsid="0010bb77" officeooo:paragraph-rsid="000f098c"/>
    </style:style>
    <style:style style:name="P10" style:family="paragraph" style:parent-style-name="Standard">
      <style:text-properties officeooo:rsid="0010bb77" officeooo:paragraph-rsid="0010bb77"/>
    </style:style>
    <style:style style:name="P11" style:family="paragraph" style:parent-style-name="Standard">
      <style:text-properties officeooo:rsid="0010bb77" officeooo:paragraph-rsid="0012a4c8"/>
    </style:style>
    <style:style style:name="P12" style:family="paragraph" style:parent-style-name="Standard">
      <style:text-properties officeooo:rsid="0012a4c8" officeooo:paragraph-rsid="0012a4c8"/>
    </style:style>
    <style:style style:name="T1" style:family="text">
      <style:text-properties officeooo:rsid="000d35dd"/>
    </style:style>
    <style:style style:name="T2" style:family="text">
      <style:text-properties officeooo:rsid="00144a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<text:span text:style-name="T2">rim</text:span>cillin</text:p>
      <text:p text:style-name="P1">85x60x33 (mm)</text:p>
      <text:p text:style-name="P7"/>
      <text:p text:style-name="P5">panodil zap</text:p>
      <text:p text:style-name="P7"><text:span text:style-name="T1">86x70x17</text:span></text:p>
      <text:p text:style-name="P2"/>
      <text:p text:style-name="P8">strepsils</text:p>
      <text:p text:style-name="P11">110x80x20</text:p>
      <text:p text:style-name="P12"/>
      <text:p text:style-name="P12">kodimagnyl</text:p>
      <text:p text:style-name="P12">120x53x16</text:p>
      <text:p text:style-name="P12"/>
      <text:p text:style-name="P12">zymelin</text:p>
      <text:p text:style-name="P12">111x41x30</text:p>
      <text:p text:style-name="P3"/>
      <text:p text:style-name="P12">medicated oil</text:p>
      <text:p text:style-name="P12">97x62x22</text:p>
      <text:p text:style-name="P9"/>
      <text:p text:style-name="P12">zendium</text:p>
      <text:p text:style-name="P12">152x77x28</text:p>
      <text:p text:style-name="P12"/>
      <text:p text:style-name="P6">kort</text:p>
      <text:p text:style-name="P4">91x64x17 </text:p>
      <text:p text:style-name="P4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1:21:31.609720460</meta:creation-date>
    <dc:date>2023-03-01T21:23:04.028555762</dc:date>
    <meta:editing-duration>PT5H29M32S</meta:editing-duration>
    <meta:editing-cycles>1</meta:editing-cycles>
    <meta:document-statistic meta:table-count="0" meta:image-count="0" meta:object-count="0" meta:page-count="1" meta:paragraph-count="16" meta:word-count="19" meta:character-count="145" meta:non-whitespace-character-count="141"/>
    <meta:generator>LibreOffice/7.3.7.2$Linux_X86_64 LibreOffice_project/30$Build-2</meta:generator>
  </office:meta>
</office:document-meta>
</file>